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24pt" fo:font-weight="bold" officeooo:rsid="00070353" officeooo:paragraph-rsid="0008b4b5"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n" fo:font-size="24pt" fo:font-weight="bold" officeooo:rsid="00070353" officeooo:paragraph-rsid="0008b4b5"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Times New Roman" fo:font-size="24pt" fo:font-weight="bold" officeooo:rsid="00070353" officeooo:paragraph-rsid="000ae789"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imes New Roman" fo:font-size="24pt" fo:font-weight="bold" officeooo:rsid="00070353" officeooo:paragraph-rsid="00171e55"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imes New Roman" fo:font-size="24pt" fo:font-weight="bold" officeooo:rsid="00070353" officeooo:paragraph-rsid="001939ee" style:font-size-asian="24pt" style:font-weight-asian="bold" style:font-size-complex="24pt" style:font-weight-complex="bold"/>
    </style:style>
    <style:style style:name="P6" style:family="paragraph" style:parent-style-name="Standard">
      <style:text-properties style:font-name="Times New Roman" fo:font-size="24pt" fo:font-weight="bold" officeooo:rsid="00070353" officeooo:paragraph-rsid="000ae789" style:font-size-asian="24pt" style:font-weight-asian="bold" style:font-size-complex="24pt" style:font-weight-complex="bold"/>
    </style:style>
    <style:style style:name="P7" style:family="paragraph" style:parent-style-name="Standard">
      <style:text-properties style:font-name="Times New Roman" fo:font-size="24pt" fo:font-weight="bold" officeooo:rsid="00070353" officeooo:paragraph-rsid="00171e55" style:font-size-asian="24pt" style:font-weight-asian="bold" style:font-size-complex="24pt" style:font-weight-complex="bold"/>
    </style:style>
    <style:style style:name="P8" style:family="paragraph" style:parent-style-name="Standard">
      <style:text-properties style:font-name="Times New Roman" fo:font-size="24pt" fo:font-weight="bold" officeooo:rsid="00070353" officeooo:paragraph-rsid="001939ee" style:font-size-asian="24pt" style:font-weight-asian="bold" style:font-size-complex="24pt" style:font-weight-complex="bold"/>
    </style:style>
    <style:style style:name="P9" style:family="paragraph" style:parent-style-name="Standard">
      <style:text-properties style:font-name="Times New Roman" fo:font-size="12pt" fo:font-weight="bold" officeooo:rsid="00070353" officeooo:paragraph-rsid="0008b4b5" style:font-size-asian="10.5pt" style:font-weight-asian="bold" style:font-size-complex="12pt" style:font-weight-complex="bold"/>
    </style:style>
    <style:style style:name="P10" style:family="paragraph" style:parent-style-name="Standard">
      <style:text-properties style:font-name="Times New Roman" fo:font-size="12pt" fo:font-weight="bold" officeooo:rsid="00070353" officeooo:paragraph-rsid="000ae789" style:font-size-asian="10.5pt" style:font-weight-asian="bold" style:font-size-complex="12pt" style:font-weight-complex="bold"/>
    </style:style>
    <style:style style:name="P11" style:family="paragraph" style:parent-style-name="Standard">
      <style:text-properties style:font-name="Times New Roman" fo:font-size="12pt" fo:font-weight="bold" officeooo:rsid="00070353" officeooo:paragraph-rsid="00171e55" style:font-size-asian="10.5pt" style:font-weight-asian="bold" style:font-size-complex="12pt" style:font-weight-complex="bold"/>
    </style:style>
    <style:style style:name="P12" style:family="paragraph" style:parent-style-name="Standard">
      <style:text-properties style:font-name="Times New Roman" fo:font-size="12pt" fo:font-weight="bold" officeooo:rsid="00070353" officeooo:paragraph-rsid="001939e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normal" officeooo:rsid="0008b4b5" officeooo:paragraph-rsid="000ae78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08b4b5" officeooo:paragraph-rsid="0013fb9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08b4b5" officeooo:paragraph-rsid="0017417c"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08b4b5" officeooo:paragraph-rsid="001939ee" style:font-size-asian="10.5pt" style:font-weight-asian="normal" style:font-size-complex="12pt" style:font-weight-complex="normal"/>
    </style:style>
    <style:style style:name="T1" style:family="text">
      <style:text-properties officeooo:rsid="0008b4b5"/>
    </style:style>
    <style:style style:name="T2" style:family="text">
      <style:text-properties fo:font-size="18pt" officeooo:rsid="0008b4b5" style:font-size-asian="18pt" style:font-size-complex="18pt"/>
    </style:style>
    <style:style style:name="T3" style:family="text">
      <style:text-properties officeooo:rsid="000948e2"/>
    </style:style>
    <style:style style:name="T4" style:family="text">
      <style:text-properties officeooo:rsid="000ae789"/>
    </style:style>
    <style:style style:name="T5" style:family="text">
      <style:text-properties officeooo:rsid="00113fe8"/>
    </style:style>
    <style:style style:name="T6" style:family="text">
      <style:text-properties officeooo:rsid="0012080a"/>
    </style:style>
    <style:style style:name="T7" style:family="text">
      <style:text-properties officeooo:rsid="00171e55"/>
    </style:style>
    <style:style style:name="T8" style:family="text">
      <style:text-properties officeooo:rsid="0017417c"/>
    </style:style>
    <style:style style:name="T9" style:family="text">
      <style:text-properties officeooo:rsid="001939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3: <text:span text:style-name="T1">Browsers</text:span></text:p>
      <text:p text:style-name="P1"><text:span text:style-name="T2"/></text:p>
      <text:p text:style-name="P1"><text:span text:style-name="T2">Summary</text:span></text:p>
      <text:p text:style-name="P9"/>
      <text:p text:style-name="P13">This chapter introduces few important browsers in order of the excellence of their JavaScript support and also introduces four categories of incompatibilities that these browsers have. <text:span text:style-name="T3">Some browsers don't support some parts of JavaScript and belongs to not supported category. The second category of browsers support the code but the way, they interpret the code is different. The third category has incompatibilities due to different names of same things in different browsers. The fourth category occurs due to errors created by humans and these are difficult to solve. Object detection is the term that is used to avoid browser problems. It first verifies that, If your script uses an object, first check if the browser supports that object. If it doesn't, your script ends. Browser detection has the ability to to detect the browsers your visitors are using, it helps you to leave the browser that not support your code. <text:s/>Debugging is used to produce error messages when a browser does not understand your JavaScript command. </text:span></text:p>
      <text:p text:style-name="P9"/>
      <text:p text:style-name="P3">Chapter <text:span text:style-name="T4">4</text:span>: <text:span text:style-name="T4">Preparation</text:span></text:p>
      <text:p text:style-name="P6"><text:span text:style-name="T2"/></text:p>
      <text:p text:style-name="P6"><text:span text:style-name="T2">Summary</text:span></text:p>
      <text:p text:style-name="P10"/>
      <text:p text:style-name="P13">This chapter <text:span text:style-name="T4">helps you to create simple and efficient scripts. And helps you to make decision when you have to write a code and also checks whether the scripts are executed at the right time. This gives some detail about HTML and CSS document structure. It also introduces some common hooks e.g. id, class, some custom attributes etc. And gives details to prepare the page before the script comes by setting event handlers and introduces relationships of nodes in Html page. How to insert new elements and how to create new elements. All the script code is written with in script tag and gives detail how to initialize the script when all the JavaScript code in separate file and also introduces some events such on page load, window load and so on. And present some examples of script. <text:s text:c="2"/></text:span></text:p>
      <text:p text:style-name="P10"/>
      <text:p text:style-name="P3"><text:bookmark-start text:name="__DdeLink__9_1095437418"/>Chapter <text:span text:style-name="T5">6.</text:span> <text:span text:style-name="T1">BOM</text:span></text:p>
      <text:p text:style-name="P6"><text:span text:style-name="T2"/></text:p>
      <text:p text:style-name="P6"><text:span text:style-name="T2">Summary</text:span></text:p>
      <text:p text:style-name="P10"/>
      <text:p text:style-name="P14">This chapter introduces <text:span text:style-name="T6">the browser object model. The most important task of <text:s/>BOM is managing browser windows (each of which have a separate window object) and enabling communication between them. Therefore, the window object stands at the center of the BOM. <text:s/>This chapter introduces that JavaScript always creates a global object to hold all global variables and functions in your scripts and also give some details of new pages, new window object, persistent window object and persistent data. And also introduces some window properties and how to make cross window communication, store data in cookies, some document related operations, and some window geometry attributes. </text:span><text:bookmark-end text:name="__DdeLink__9_1095437418"/></text:p>
      <text:p text:style-name="P14"/>
      <text:p text:style-name="P4"/>
      <text:p text:style-name="P4"><text:soft-page-break/>Chapter <text:span text:style-name="T7">7.</text:span> <text:span text:style-name="T7">Events</text:span></text:p>
      <text:p text:style-name="P7"><text:span text:style-name="T2"/></text:p>
      <text:p text:style-name="P7"><text:span text:style-name="T2">Summary</text:span></text:p>
      <text:p text:style-name="P11"/>
      <text:p text:style-name="P15">T<text:span text:style-name="T8">his chapter gives detail how to perform specific actions when a specific event occur and the syntax of JavaScript code to handle events. Events occur when a user click a button, click a click, submits a form, loads a new page, changes the value of a form field, or presses a keyboard key etc. And also the syntax <text:s/>of event handlers and some examples of how to register the events. </text:span></text:p>
      <text:p text:style-name="P15"/>
      <text:p text:style-name="P5">Chapter <text:span text:style-name="T9">8.</text:span> <text:span text:style-name="T9">DOM</text:span></text:p>
      <text:p text:style-name="P8"><text:span text:style-name="T2"/></text:p>
      <text:p text:style-name="P8"><text:span text:style-name="T2">Summary</text:span></text:p>
      <text:p text:style-name="P12"/>
      <text:p text:style-name="P16">T<text:span text:style-name="T8">his chapter discuss nodes, nodes hierarchy, their relationships in the Html document. This enables us to move element from one place to other in the document, creation of new nodes, insertion of new node, extraction of nodes and enables to change their attribute values. And discuss the concepts of family tree, and how to changes can be made in the family tree. And discuss How to get the parent of given node? How to remove a node? How to get the existing node to make change in its attribut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1:38:46.632491510</meta:creation-date>
    <dc:date>2017-06-12T13:47:18.475574064</dc:date>
    <meta:editing-duration>PT39M17S</meta:editing-duration>
    <meta:editing-cycles>12</meta:editing-cycles>
    <meta:generator>LibreOffice/5.1.6.2$Linux_X86_64 LibreOffice_project/10m0$Build-2</meta:generator>
    <meta:document-statistic meta:table-count="0" meta:image-count="0" meta:object-count="0" meta:page-count="2" meta:paragraph-count="15" meta:word-count="587" meta:character-count="3497" meta:non-whitespace-character-count="2914"/>
  </office:meta>
</office:document-meta>
</file>